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2" table:default-cell-style-name="ce2"/>
        <table:table-row table:style-name="ro1">
          <table:table-cell table:style-name="ce1" office:value-type="string" calcext:value-type="string">
            <text:p>CodeLocalite</text:p>
          </table:table-cell>
          <table:table-cell table:style-name="ce1" office:value-type="string" calcext:value-type="string">
            <text:p>CodeRegion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deDepart</text:p>
          </table:table-cell>
          <table:table-cell table:style-name="ce1" office:value-type="string" calcext:value-type="string">
            <text:p>Departement</text:p>
          </table:table-cell>
          <table:table-cell table:style-name="ce1" office:value-type="string" calcext:value-type="string">
            <text:p>CodeCom</text:p>
          </table:table-cell>
          <table:table-cell table:style-name="ce1" office:value-type="string" calcext:value-type="string">
            <text:p>Commune</text:p>
          </table:table-cell>
          <table:table-cell table:style-name="ce1" office:value-type="string" calcext:value-type="string">
            <text:p>NumeroLoc</text:p>
          </table:table-cell>
          <table:table-cell table:style-name="ce1" office:value-type="string" calcext:value-type="string">
            <text:p>NomLocalite</text:p>
          </table:table-cell>
          <table:table-cell table:style-name="ce1" office:value-type="string" calcext:value-type="string">
            <text:p>POPULATIONTOTALE</text:p>
          </table:table-cell>
          <table:table-cell table:style-name="ce1" office:value-type="string" calcext:value-type="string">
            <text:p>RP_MASC</text:p>
          </table:table-cell>
          <table:table-cell table:style-name="ce1" office:value-type="string" calcext:value-type="string">
            <text:p>RP_FEM</text:p>
          </table:table-cell>
          <table:table-cell table:style-name="ce1" office:value-type="string" calcext:value-type="string">
            <text:p>MENAGE</text:p>
          </table:table-cell>
          <table:table-cell table:style-name="ce1" office:value-type="string" calcext:value-type="string">
            <text:p>MENAGRICOLE</text:p>
          </table:table-cell>
          <table:table-cell table:style-name="ce1" office:value-type="string" calcext:value-type="string">
            <text:p>LONGDEGRE</text:p>
          </table:table-cell>
          <table:table-cell table:style-name="ce1" office:value-type="string" calcext:value-type="string">
            <text:p>LONGMINUTE</text:p>
          </table:table-cell>
          <table:table-cell table:style-name="ce1" office:value-type="string" calcext:value-type="string">
            <text:p>LONGFRACTMINUTE</text:p>
          </table:table-cell>
          <table:table-cell table:style-name="ce1" office:value-type="string" calcext:value-type="string">
            <text:p>LATDEGRE</text:p>
          </table:table-cell>
          <table:table-cell table:style-name="ce1" office:value-type="string" calcext:value-type="string">
            <text:p>LATMINUTE</text:p>
          </table:table-cell>
          <table:table-cell table:style-name="ce1" office:value-type="string" calcext:value-type="string">
            <text:p>LATFRACTMINUTE</text:p>
          </table:table-cell>
          <table:table-cell table:style-name="ce1" office:value-type="string" calcext:value-type="string">
            <text:p>MILIEU</text:p>
          </table:table-cell>
          <table:table-cell table:style-name="ce1" office:value-type="string" calcext:value-type="string">
            <text:p>TYPELOCALITE</text:p>
          </table:table-cell>
        </table:table-row>
        <table:table-row table:style-name="ro1">
          <table:table-cell table:formula="of:=[.B2]&amp;[.D2]&amp;[.F2]&amp;[.H2]" office:value-type="string" office:string-value="10101001" calcext:value-type="string">
            <text:p>1010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BANE</text:p>
          </table:table-cell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3]&amp;[.D3]&amp;[.F3]&amp;[.H3]" office:value-type="string" office:string-value="10101002" calcext:value-type="string">
            <text:p>101010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BAKA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4]&amp;[.D4]&amp;[.F4]&amp;[.H4]" office:value-type="string" office:string-value="10101003" calcext:value-type="string">
            <text:p>101010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BALAMA</text:p>
          </table:table-cell>
          <table:table-cell office:value-type="float" office:value="704" calcext:value-type="float">
            <text:p>704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137" calcext:value-type="float">
            <text:p>13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5]&amp;[.D5]&amp;[.F5]&amp;[.H5]" office:value-type="string" office:string-value="10101004" calcext:value-type="string">
            <text:p>101010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BDAL</text:p>
          </table:table-cell>
          <table:table-cell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6]&amp;[.D6]&amp;[.F6]&amp;[.H6]" office:value-type="string" office:string-value="10101005" calcext:value-type="string">
            <text:p>1010100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BSECK/FINNA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7]&amp;[.D7]&amp;[.F7]&amp;[.H7]" office:value-type="string" office:string-value="10101006" calcext:value-type="string">
            <text:p>101010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DAKARO</text:p>
          </table:table-cell>
          <table:table-cell office:value-type="float" office:value="188" calcext:value-type="float">
            <text:p>188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880" calcext:value-type="float">
            <text:p>88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8]&amp;[.D8]&amp;[.F8]&amp;[.H8]" office:value-type="string" office:string-value="10101007" calcext:value-type="string">
            <text:p>101010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ADAM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64" calcext:value-type="float">
            <text:p>4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9]&amp;[.D9]&amp;[.F9]&amp;[.H9]" office:value-type="string" office:string-value="10101008" calcext:value-type="string">
            <text:p>101010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AFNO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716" calcext:value-type="float">
            <text:p>7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10]&amp;[.D10]&amp;[.F10]&amp;[.H10]" office:value-type="string" office:string-value="10101009" calcext:value-type="string">
            <text:p>101010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AFALA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11]&amp;[.D11]&amp;[.F11]&amp;[.H11]" office:value-type="string" office:string-value="10101010" calcext:value-type="string">
            <text:p>1010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DERBISSINAT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GALAL N'GAREN</text:p>
          </table:table-cell>
          <table:table-cell office:value-type="float" office:value="285" calcext:value-type="float">
            <text:p>285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12]&amp;[.D12]&amp;[.F12]&amp;[.H12]" office:value-type="string" office:string-value="20101001" calcext:value-type="string">
            <text:p>2010100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BADAM I</text:p>
          </table:table-cell>
          <table:table-cell office:value-type="float" office:value="1503" calcext:value-type="float">
            <text:p>1503</text:p>
          </table:table-cell>
          <table:table-cell office:value-type="float" office:value="777" calcext:value-type="float">
            <text:p>777</text:p>
          </table:table-cell>
          <table:table-cell office:value-type="float" office:value="726" calcext:value-type="float">
            <text:p>726</text:p>
          </table:table-cell>
          <table:table-cell office:value-type="float" office:value="271" calcext:value-type="float">
            <text:p>271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13]&amp;[.D13]&amp;[.F13]&amp;[.H13]" office:value-type="string" office:string-value="20101002" calcext:value-type="string">
            <text:p>201010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BDOU BOUDJARI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14]&amp;[.D14]&amp;[.F14]&amp;[.H14]" office:value-type="string" office:string-value="20101003" calcext:value-type="string">
            <text:p>201010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BOULA</text:p>
          </table:table-cell>
          <table:table-cell office:value-type="float" office:value="346" calcext:value-type="float">
            <text:p>346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01" calcext:value-type="float">
            <text:p>5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formula="of:=[.B15]&amp;[.D15]&amp;[.F15]&amp;[.H15]" office:value-type="string" office:string-value="20101004" calcext:value-type="string">
            <text:p>2010100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FGANISTAN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841" calcext:value-type="float">
            <text:p>84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formula="of:=[.B16]&amp;[.D16]&amp;[.F16]&amp;[.H16]" office:value-type="string" office:string-value="20101005" calcext:value-type="string">
            <text:p>201010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ICHA FANDA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966" calcext:value-type="float">
            <text:p>96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17]&amp;[.D17]&amp;[.F17]&amp;[.H17]" office:value-type="string" office:string-value="20101006" calcext:value-type="string">
            <text:p>201010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KADOUA</text:p>
          </table:table-cell>
          <table:table-cell office:value-type="float" office:value="498" calcext:value-type="float">
            <text:p>498</text:p>
          </table:table-cell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73" calcext:value-type="float">
            <text:p>57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formula="of:=[.B18]&amp;[.D18]&amp;[.F18]&amp;[.H18]" office:value-type="string" office:string-value="20101007" calcext:value-type="string">
            <text:p>2010100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AKIRA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59" calcext:value-type="float">
            <text:p>959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formula="of:=[.B19]&amp;[.D19]&amp;[.F19]&amp;[.H19]" office:value-type="string" office:string-value="20101008" calcext:value-type="string">
            <text:p>201010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ALLAH WAHIDOU I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formula="of:=[.B20]&amp;[.D20]&amp;[.F20]&amp;[.H20]" office:value-type="string" office:string-value="20101010" calcext:value-type="string">
            <text:p>201010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MBALLAM I</text:p>
          </table:table-cell>
          <table:table-cell office:value-type="float" office:value="162" calcext:value-type="float">
            <text:p>162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47" calcext:value-type="float">
            <text:p>44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formula="of:=[.B21]&amp;[.D21]&amp;[.F21]&amp;[.H21]" office:value-type="string" office:string-value="20101011" calcext:value-type="string">
            <text:p>201010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SS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MBALLAM II</text:p>
          </table:table-cell>
          <table:table-cell office:value-type="float" office:value="287" calcext:value-type="float">
            <text:p>287</text:p>
          </table:table-cell>
          <table:table-cell office:value-type="float" office:value="166" calcext:value-type="float">
            <text:p>166</text:p>
          </table:table-cell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777" calcext:value-type="float">
            <text:p>77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formula="of:=[.B22]&amp;[.D22]&amp;[.F22]&amp;[.H22]" office:value-type="string" office:string-value="30101001" calcext:value-type="string">
            <text:p>301010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BOY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IRNI N'GAOUR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LPHA KABEY KOURA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77" calcext:value-type="float">
            <text:p>67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23]&amp;[.D23]&amp;[.F23]&amp;[.H23]" office:value-type="string" office:string-value="30101002" calcext:value-type="string">
            <text:p>301010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BOY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IRNI N'GAOURE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MARZA TOUNGA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93" calcext:value-type="float">
            <text:p>79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24]&amp;[.D24]&amp;[.F24]&amp;[.H24]" office:value-type="string" office:string-value="30101003" calcext:value-type="string">
            <text:p>301010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BOY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IRNI N'GAOURE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BAKO KOIRA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99" calcext:value-type="float">
            <text:p>79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25]&amp;[.D25]&amp;[.F25]&amp;[.H25]" office:value-type="string" office:string-value="30101004" calcext:value-type="string">
            <text:p>301010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BOY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IRNI N'GAOURE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BATAMA BERI</text:p>
          </table:table-cell>
          <table:table-cell office:value-type="float" office:value="1276" calcext:value-type="float">
            <text:p>1276</text:p>
          </table:table-cell>
          <table:table-cell office:value-type="float" office:value="555" calcext:value-type="float">
            <text:p>555</text:p>
          </table:table-cell>
          <table:table-cell office:value-type="float" office:value="721" calcext:value-type="float">
            <text:p>721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952" calcext:value-type="float">
            <text:p>95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26]&amp;[.D26]&amp;[.F26]&amp;[.H26]" office:value-type="string" office:string-value="30101005" calcext:value-type="string">
            <text:p>301010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BOY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IRNI N'GAOURE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BELLO BABA KOIRA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907" calcext:value-type="float">
            <text:p>9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27]&amp;[.D27]&amp;[.F27]&amp;[.H27]" office:value-type="string" office:string-value="30101006" calcext:value-type="string">
            <text:p>301010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BOY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IRNI N'GAOURE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BIRNI KAINA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28]&amp;[.D28]&amp;[.F28]&amp;[.H28]" office:value-type="string" office:string-value="30101007" calcext:value-type="string">
            <text:p>301010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BOY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IRNI N'GAOURE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BOSSADJE</text:p>
          </table:table-cell>
          <table:table-cell office:value-type="float" office:value="1170" calcext:value-type="float">
            <text:p>1170</text:p>
          </table:table-cell>
          <table:table-cell office:value-type="float" office:value="544" calcext:value-type="float">
            <text:p>544</text:p>
          </table:table-cell>
          <table:table-cell office:value-type="float" office:value="626" calcext:value-type="float">
            <text:p>626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29]&amp;[.D29]&amp;[.F29]&amp;[.H29]" office:value-type="string" office:string-value="30101008" calcext:value-type="string">
            <text:p>301010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BOY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IRNI N'GAOURE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BOSSADJE PEULH</text:p>
          </table:table-cell>
          <table:table-cell office:value-type="float" office:value="225" calcext:value-type="float">
            <text:p>225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formula="of:=[.B30]&amp;[.D30]&amp;[.F30]&amp;[.H30]" office:value-type="string" office:string-value="30101009" calcext:value-type="string">
            <text:p>301010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BOY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IRNI N'GAOURE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BOSSEY ZOUGOU BENE</text:p>
          </table:table-cell>
          <table:table-cell office:value-type="float" office:value="283" calcext:value-type="float">
            <text:p>283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943" calcext:value-type="float">
            <text:p>94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31]&amp;[.D31]&amp;[.F31]&amp;[.H31]" office:value-type="string" office:string-value="30101010" calcext:value-type="string">
            <text:p>301010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OBOY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IRNI N'GAOURE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BOSSEY ZOUGOU GANDA</text:p>
          </table:table-cell>
          <table:table-cell office:value-type="float" office:value="232" calcext:value-type="float">
            <text:p>23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902" calcext:value-type="float">
            <text:p>90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32]&amp;[.D32]&amp;[.F32]&amp;[.H32]" office:value-type="string" office:string-value="40101001" calcext:value-type="string">
            <text:p>4010100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GOUAL DAN LAMSO</text:p>
          </table:table-cell>
          <table:table-cell office:value-type="float" office:value="206" calcext:value-type="float">
            <text:p>20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33]&amp;[.D33]&amp;[.F33]&amp;[.H33]" office:value-type="string" office:string-value="40101002" calcext:value-type="string">
            <text:p>4010100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NGOUAL GADO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34]&amp;[.D34]&amp;[.F34]&amp;[.H34]" office:value-type="string" office:string-value="40101003" calcext:value-type="string">
            <text:p>4010100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NGOUAL SAMARIA REBO</text:p>
          </table:table-cell>
          <table:table-cell office:value-type="float" office:value="327" calcext:value-type="float">
            <text:p>327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35]&amp;[.D35]&amp;[.F35]&amp;[.H35]" office:value-type="string" office:string-value="40101004" calcext:value-type="string">
            <text:p>401010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NGOUALTARI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989" calcext:value-type="float">
            <text:p>98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36]&amp;[.D36]&amp;[.F36]&amp;[.H36]" office:value-type="string" office:string-value="40101005" calcext:value-type="string">
            <text:p>4010100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NGOUWAL MALAM</text:p>
          </table:table-cell>
          <table:table-cell office:value-type="float" office:value="732" calcext:value-type="float">
            <text:p>732</text:p>
          </table:table-cell>
          <table:table-cell office:value-type="float" office:value="355" calcext:value-type="float">
            <text:p>355</text:p>
          </table:table-cell>
          <table:table-cell office:value-type="float" office:value="377" calcext:value-type="float">
            <text:p>377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37]&amp;[.D37]&amp;[.F37]&amp;[.H37]" office:value-type="string" office:string-value="40101006" calcext:value-type="string">
            <text:p>4010100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BABAN ANNE</text:p>
          </table:table-cell>
          <table:table-cell office:value-type="float" office:value="1971" calcext:value-type="float">
            <text:p>1971</text:p>
          </table:table-cell>
          <table:table-cell office:value-type="float" office:value="932" calcext:value-type="float">
            <text:p>932</text:p>
          </table:table-cell>
          <table:table-cell office:value-type="float" office:value="1039" calcext:value-type="float">
            <text:p>1039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901" calcext:value-type="float">
            <text:p>90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formula="of:=[.B38]&amp;[.D38]&amp;[.F38]&amp;[.H38]" office:value-type="string" office:string-value="40101007" calcext:value-type="string">
            <text:p>4010100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DADANI</text:p>
          </table:table-cell>
          <table:table-cell office:value-type="float" office:value="1674" calcext:value-type="float">
            <text:p>1674</text:p>
          </table:table-cell>
          <table:table-cell office:value-type="float" office:value="799" calcext:value-type="float">
            <text:p>799</text:p>
          </table:table-cell>
          <table:table-cell office:value-type="float" office:value="875" calcext:value-type="float">
            <text:p>87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81" calcext:value-type="float">
            <text:p>28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formula="of:=[.B39]&amp;[.D39]&amp;[.F39]&amp;[.H39]" office:value-type="string" office:string-value="40101008" calcext:value-type="string">
            <text:p>401010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DOGAROUA</text:p>
          </table:table-cell>
          <table:table-cell office:value-type="float" office:value="828" calcext:value-type="float">
            <text:p>828</text:p>
          </table:table-cell>
          <table:table-cell office:value-type="float" office:value="402" calcext:value-type="float">
            <text:p>402</text:p>
          </table:table-cell>
          <table:table-cell office:value-type="float" office:value="426" calcext:value-type="float">
            <text:p>426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27" calcext:value-type="float">
            <text:p>4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40]&amp;[.D40]&amp;[.F40]&amp;[.H40]" office:value-type="string" office:string-value="40101009" calcext:value-type="string">
            <text:p>4010100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DAGAZARI</text:p>
          </table:table-cell>
          <table:table-cell office:value-type="float" office:value="1183" calcext:value-type="float">
            <text:p>1183</text:p>
          </table:table-cell>
          <table:table-cell office:value-type="float" office:value="552" calcext:value-type="float">
            <text:p>552</text:p>
          </table:table-cell>
          <table:table-cell office:value-type="float" office:value="631" calcext:value-type="float">
            <text:p>631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41]&amp;[.D41]&amp;[.F41]&amp;[.H41]" office:value-type="string" office:string-value="40101010" calcext:value-type="string">
            <text:p>401010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GUIE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DAN HAROU TAMBARI</text:p>
          </table:table-cell>
          <table:table-cell office:value-type="float" office:value="1120" calcext:value-type="float">
            <text:p>1120</text:p>
          </table:table-cell>
          <table:table-cell office:value-type="float" office:value="544" calcext:value-type="float">
            <text:p>544</text:p>
          </table:table-cell>
          <table:table-cell office:value-type="float" office:value="576" calcext:value-type="float">
            <text:p>576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64" calcext:value-type="float">
            <text:p>36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42]&amp;[.D42]&amp;[.F42]&amp;[.H42]" office:value-type="string" office:string-value="50101001" calcext:value-type="string">
            <text:p>5010100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BILLATAN/KOULAN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43]&amp;[.D43]&amp;[.F43]&amp;[.H43]" office:value-type="string" office:string-value="50101002" calcext:value-type="string">
            <text:p>501010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CHET TABOUKOUMT</text:p>
          </table:table-cell>
          <table:table-cell office:value-type="float" office:value="344" calcext:value-type="float">
            <text:p>344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21" calcext:value-type="float">
            <text:p>32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44]&amp;[.D44]&amp;[.F44]&amp;[.H44]" office:value-type="string" office:string-value="50101003" calcext:value-type="string">
            <text:p>5010100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DAGWAYE</text:p>
          </table:table-cell>
          <table:table-cell office:value-type="float" office:value="509" calcext:value-type="float">
            <text:p>509</text:p>
          </table:table-cell>
          <table:table-cell office:value-type="float" office:value="275" calcext:value-type="float">
            <text:p>275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formula="of:=[.B45]&amp;[.D45]&amp;[.F45]&amp;[.H45]" office:value-type="string" office:string-value="50101004" calcext:value-type="string">
            <text:p>5010100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DGOUL</text:p>
          </table:table-cell>
          <table:table-cell office:value-type="float" office:value="291" calcext:value-type="float">
            <text:p>291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formula="of:=[.B46]&amp;[.D46]&amp;[.F46]&amp;[.H46]" office:value-type="string" office:string-value="50101005" calcext:value-type="string">
            <text:p>5010100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FANTEK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92" calcext:value-type="float">
            <text:p>89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47]&amp;[.D47]&amp;[.F47]&amp;[.H47]" office:value-type="string" office:string-value="50101006" calcext:value-type="string">
            <text:p>5010100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FFENATESS</text:p>
          </table:table-cell>
          <table:table-cell office:value-type="float" office:value="618" calcext:value-type="float">
            <text:p>618</text:p>
          </table:table-cell>
          <table:table-cell office:value-type="float" office:value="323" calcext:value-type="float">
            <text:p>323</text:p>
          </table:table-cell>
          <table:table-cell office:value-type="float" office:value="295" calcext:value-type="float">
            <text:p>295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06" calcext:value-type="float">
            <text:p>60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48]&amp;[.D48]&amp;[.F48]&amp;[.H48]" office:value-type="string" office:string-value="50101007" calcext:value-type="string">
            <text:p>5010100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AFIGHER</text:p>
          </table:table-cell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56" calcext:value-type="float">
            <text:p>85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49]&amp;[.D49]&amp;[.F49]&amp;[.H49]" office:value-type="string" office:string-value="50101008" calcext:value-type="string">
            <text:p>5010100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AGARHADAN</text:p>
          </table:table-cell>
          <table:table-cell office:value-type="float" office:value="265" calcext:value-type="float">
            <text:p>265</text:p>
          </table:table-cell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50]&amp;[.D50]&amp;[.F50]&amp;[.H50]" office:value-type="string" office:string-value="50101009" calcext:value-type="string">
            <text:p>5010100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AGGAWAR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74" calcext:value-type="float">
            <text:p>874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51]&amp;[.D51]&amp;[.F51]&amp;[.H51]" office:value-type="string" office:string-value="50101010" calcext:value-type="string">
            <text:p>501010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K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LAMAMAG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52]&amp;[.D52]&amp;[.F52]&amp;[.H52]" office:value-type="string" office:string-value="60101001" calcext:value-type="string">
            <text:p>6010100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BOYAK TAWINASS</text:p>
          </table:table-cell>
          <table:table-cell office:value-type="float" office:value="416" calcext:value-type="float">
            <text:p>416</text:p>
          </table:table-cell>
          <table:table-cell office:value-type="float" office:value="214" calcext:value-type="float">
            <text:p>214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53]&amp;[.D53]&amp;[.F53]&amp;[.H53]" office:value-type="string" office:string-value="60101002" calcext:value-type="string">
            <text:p>6010100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BOYAK GOUBEYDO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4" calcext:value-type="float">
            <text:p>88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54]&amp;[.D54]&amp;[.F54]&amp;[.H54]" office:value-type="string" office:string-value="60101003" calcext:value-type="string">
            <text:p>6010100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BOYAK PEUL</text:p>
          </table:table-cell>
          <table:table-cell office:value-type="float" office:value="623" calcext:value-type="float">
            <text:p>623</text:p>
          </table:table-cell>
          <table:table-cell office:value-type="float" office:value="319" calcext:value-type="float">
            <text:p>319</text:p>
          </table:table-cell>
          <table:table-cell office:value-type="float" office:value="304" calcext:value-type="float">
            <text:p>30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55]&amp;[.D55]&amp;[.F55]&amp;[.H55]" office:value-type="string" office:string-value="60101004" calcext:value-type="string">
            <text:p>6010100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BOYAK ZADA</text:p>
          </table:table-cell>
          <table:table-cell office:value-type="float" office:value="143" calcext:value-type="float">
            <text:p>143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1" calcext:value-type="float">
            <text:p>5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56]&amp;[.D56]&amp;[.F56]&amp;[.H56]" office:value-type="string" office:string-value="60101005" calcext:value-type="string">
            <text:p>6010100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BOYAK KIMBA</text:p>
          </table:table-cell>
          <table:table-cell office:value-type="float" office:value="374" calcext:value-type="float">
            <text:p>374</text:p>
          </table:table-cell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32" calcext:value-type="float">
            <text:p>63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57]&amp;[.D57]&amp;[.F57]&amp;[.H57]" office:value-type="string" office:string-value="60101006" calcext:value-type="string">
            <text:p>6010100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FANTAM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930" calcext:value-type="float">
            <text:p>93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58]&amp;[.D58]&amp;[.F58]&amp;[.H58]" office:value-type="string" office:string-value="60101007" calcext:value-type="string">
            <text:p>6010100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AFFRAIKOUM</text:p>
          </table:table-cell>
          <table:table-cell office:value-type="float" office:value="238" calcext:value-type="float">
            <text:p>238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905" calcext:value-type="float">
            <text:p>905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59]&amp;[.D59]&amp;[.F59]&amp;[.H59]" office:value-type="string" office:string-value="60101008" calcext:value-type="string">
            <text:p>601010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AGAJINEY</text:p>
          </table:table-cell>
          <table:table-cell office:value-type="float" office:value="464" calcext:value-type="float">
            <text:p>464</text:p>
          </table:table-cell>
          <table:table-cell office:value-type="float" office:value="221" calcext:value-type="float">
            <text:p>221</text:p>
          </table:table-cell>
          <table:table-cell office:value-type="float" office:value="243" calcext:value-type="float">
            <text:p>24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60]&amp;[.D60]&amp;[.F60]&amp;[.H60]" office:value-type="string" office:string-value="60101009" calcext:value-type="string">
            <text:p>6010100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AGAI GAI</text:p>
          </table:table-cell>
          <table:table-cell office:value-type="float" office:value="472" calcext:value-type="float">
            <text:p>472</text:p>
          </table:table-cell>
          <table:table-cell office:value-type="float" office:value="259" calcext:value-type="float">
            <text:p>259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41" calcext:value-type="float">
            <text:p>44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61]&amp;[.D61]&amp;[.F61]&amp;[.H61]" office:value-type="string" office:string-value="60101010" calcext:value-type="string">
            <text:p>601010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BALA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GUIRDEMAN PUITS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62]&amp;[.D62]&amp;[.F62]&amp;[.H62]" office:value-type="string" office:string-value="70101001" calcext:value-type="string">
            <text:p>7010100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ELBEDJ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BOUZAK</text:p>
          </table:table-cell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/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63]&amp;[.D63]&amp;[.F63]&amp;[.H63]" office:value-type="string" office:string-value="70101002" calcext:value-type="string">
            <text:p>701010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ELBEDJ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CHABISSA</text:p>
          </table:table-cell>
          <table:table-cell office:value-type="float" office:value="354" calcext:value-type="float">
            <text:p>354</text:p>
          </table:table-cell>
          <table:table-cell office:value-type="float" office:value="164" calcext:value-type="float">
            <text:p>164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64]&amp;[.D64]&amp;[.F64]&amp;[.H64]" office:value-type="string" office:string-value="70101003" calcext:value-type="string">
            <text:p>7010100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ELBEDJ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DANKIA (SAOURI)</text:p>
          </table:table-cell>
          <table:table-cell office:value-type="float" office:value="228" calcext:value-type="float">
            <text:p>228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663" calcext:value-type="float">
            <text:p>66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65]&amp;[.D65]&amp;[.F65]&amp;[.H65]" office:value-type="string" office:string-value="70101004" calcext:value-type="string">
            <text:p>7010100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ELBEDJ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DANKIA TSOFOUA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66]&amp;[.D66]&amp;[.F66]&amp;[.H66]" office:value-type="string" office:string-value="70101005" calcext:value-type="string">
            <text:p>7010100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ELBEDJ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DOUA KONTCHE</text:p>
          </table:table-cell>
          <table:table-cell office:value-type="float" office:value="251" calcext:value-type="float">
            <text:p>251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67]&amp;[.D67]&amp;[.F67]&amp;[.H67]" office:value-type="string" office:string-value="70101006" calcext:value-type="string">
            <text:p>7010100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ELBEDJ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TA AGALI BISSA</text:p>
          </table:table-cell>
          <table:table-cell office:value-type="float" office:value="1402" calcext:value-type="float">
            <text:p>1402</text:p>
          </table:table-cell>
          <table:table-cell office:value-type="float" office:value="761" calcext:value-type="float">
            <text:p>761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6"/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formula="of:=[.B68]&amp;[.D68]&amp;[.F68]&amp;[.H68]" office:value-type="string" office:string-value="70101007" calcext:value-type="string">
            <text:p>7010100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ELBEDJ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AKOUTANE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69]&amp;[.D69]&amp;[.F69]&amp;[.H69]" office:value-type="string" office:string-value="70101008" calcext:value-type="string">
            <text:p>7010100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ELBEDJ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ALHACHINI</text:p>
          </table:table-cell>
          <table:table-cell office:value-type="float" office:value="350" calcext:value-type="float">
            <text:p>350</text:p>
          </table:table-cell>
          <table:table-cell office:value-type="float" office:value="184" calcext:value-type="float">
            <text:p>184</text:p>
          </table:table-cell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70]&amp;[.D70]&amp;[.F70]&amp;[.H70]" office:value-type="string" office:string-value="70101009" calcext:value-type="string">
            <text:p>7010100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ELBEDJ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ALHAZAI</text:p>
          </table:table-cell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75" calcext:value-type="float">
            <text:p>77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[.B71]&amp;[.D71]&amp;[.F71]&amp;[.H71]" office:value-type="string" office:string-value="70101010" calcext:value-type="string">
            <text:p>701010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ELBEDJ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LMAJIR PEULH</text:p>
          </table:table-cell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[.B72]&amp;[.D72]&amp;[.F72]&amp;[.H72]" office:value-type="string" office:string-value="89001001" calcext:value-type="string">
            <text:p>8900100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VILLE DE NIAME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NIAMEY ARRONDISSEMENT 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ANGOU/TONDIBIA</text:p>
          </table:table-cell>
          <table:table-cell office:value-type="float" office:value="1559" calcext:value-type="float">
            <text:p>1559</text:p>
          </table:table-cell>
          <table:table-cell office:value-type="float" office:value="774" calcext:value-type="float">
            <text:p>774</text:p>
          </table:table-cell>
          <table:table-cell office:value-type="float" office:value="785" calcext:value-type="float">
            <text:p>785</text:p>
          </table:table-cell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73]&amp;[.D73]&amp;[.F73]&amp;[.H73]" office:value-type="string" office:string-value="89001002" calcext:value-type="string">
            <text:p>8900100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VILLE DE NIAME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NIAMEY ARRONDISSEMENT 1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HATEAU 1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table:formula="of:=[.B74]&amp;[.D74]&amp;[.F74]&amp;[.H74]" office:value-type="string" office:string-value="89001003" calcext:value-type="string">
            <text:p>890010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VILLE DE NIAME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NIAMEY ARRONDISSEMENT 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CITE CHINOISE</text:p>
          </table:table-cell>
          <table:table-cell office:value-type="float" office:value="2519" calcext:value-type="float">
            <text:p>2519</text:p>
          </table:table-cell>
          <table:table-cell office:value-type="float" office:value="1262" calcext:value-type="float">
            <text:p>1262</text:p>
          </table:table-cell>
          <table:table-cell office:value-type="float" office:value="1257" calcext:value-type="float">
            <text:p>1257</text:p>
          </table:table-cell>
          <table:table-cell office:value-type="float" office:value="427" calcext:value-type="float">
            <text:p>427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table:formula="of:=[.B75]&amp;[.D75]&amp;[.F75]&amp;[.H75]" office:value-type="string" office:string-value="89001004" calcext:value-type="string">
            <text:p>8900100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VILLE DE NIAME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NIAMEY ARRONDISSEMENT 1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CORNICHE YANTALA</text:p>
          </table:table-cell>
          <table:table-cell office:value-type="float" office:value="2617" calcext:value-type="float">
            <text:p>2617</text:p>
          </table:table-cell>
          <table:table-cell office:value-type="float" office:value="1381" calcext:value-type="float">
            <text:p>1381</text:p>
          </table:table-cell>
          <table:table-cell office:value-type="float" office:value="1236" calcext:value-type="float">
            <text:p>1236</text:p>
          </table:table-cell>
          <table:table-cell office:value-type="float" office:value="452" calcext:value-type="float">
            <text:p>45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table:formula="of:=[.B76]&amp;[.D76]&amp;[.F76]&amp;[.H76]" office:value-type="string" office:string-value="89001006" calcext:value-type="string">
            <text:p>8900100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VILLE DE NIAME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NIAMEY ARRONDISSEMENT 1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GABOU GOURA</text:p>
          </table:table-cell>
          <table:table-cell office:value-type="float" office:value="2402" calcext:value-type="float">
            <text:p>2402</text:p>
          </table:table-cell>
          <table:table-cell office:value-type="float" office:value="1183" calcext:value-type="float">
            <text:p>1183</text:p>
          </table:table-cell>
          <table:table-cell office:value-type="float" office:value="1219" calcext:value-type="float">
            <text:p>1219</text:p>
          </table:table-cell>
          <table:table-cell office:value-type="float" office:value="384" calcext:value-type="float">
            <text:p>384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table:formula="of:=[.B77]&amp;[.D77]&amp;[.F77]&amp;[.H77]" office:value-type="string" office:string-value="89001007" calcext:value-type="string">
            <text:p>8900100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VILLE DE NIAME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NIAMEY ARRONDISSEMENT 1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GARDE PRESIDENTIELLE</text:p>
          </table:table-cell>
          <table:table-cell office:value-type="float" office:value="1157" calcext:value-type="float">
            <text:p>1157</text:p>
          </table:table-cell>
          <table:table-cell office:value-type="float" office:value="617" calcext:value-type="float">
            <text:p>617</text:p>
          </table:table-cell>
          <table:table-cell office:value-type="float" office:value="540" calcext:value-type="float">
            <text:p>540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table:formula="of:=[.B78]&amp;[.D78]&amp;[.F78]&amp;[.H78]" office:value-type="string" office:string-value="89001008" calcext:value-type="string">
            <text:p>89001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VILLE DE NIAME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NIAMEY ARRONDISSEMENT 1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GENDARMERIE</text:p>
          </table:table-cell>
          <table:table-cell office:value-type="float" office:value="713" calcext:value-type="float">
            <text:p>713</text:p>
          </table:table-cell>
          <table:table-cell office:value-type="float" office:value="419" calcext:value-type="float">
            <text:p>419</text:p>
          </table:table-cell>
          <table:table-cell office:value-type="float" office:value="294" calcext:value-type="float">
            <text:p>294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table:formula="of:=[.B79]&amp;[.D79]&amp;[.F79]&amp;[.H79]" office:value-type="string" office:string-value="89001009" calcext:value-type="string">
            <text:p>8900100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VILLE DE NIAME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NIAMEY ARRONDISSEMENT 1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GOUDAL GOROU</text:p>
          </table:table-cell>
          <table:table-cell office:value-type="float" office:value="344" calcext:value-type="float">
            <text:p>344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25:41.119042729</meta:creation-date>
    <dc:date>2024-11-15T12:31:07.995281137</dc:date>
    <meta:editing-duration>PT5M28S</meta:editing-duration>
    <meta:editing-cycles>1</meta:editing-cycles>
    <meta:document-statistic meta:table-count="1" meta:cell-count="1672" meta:object-count="0"/>
    <meta:generator>LibreOffice/24.2.6.2$Linux_X86_64 LibreOffice_project/420$Build-2</meta:generator>
  </office:meta>
</office:document-meta>
</file>